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2e0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Basic </text:span><text:span text:style-name="T2">and Advanced</text:span><text:span text:style-name="T1"> Linux Commands</text:span></text:p>
      <text:p text:style-name="P2"/>
      <text:p text:style-name="P1"><text:span text:style-name="T1">I. Basic Linux Commands</text:span></text:p>
      <text:p text:style-name="P3"><text:s text:c="3"/>Give the interpretation of what the command accomplished.</text:p>
      <text:p text:style-name="P4">1. <text:span text:style-name="T3">echo hello world</text:span></text:p>
      <text:p text:style-name="P4">2. <text:span text:style-name="T3">passwd</text:span></text:p>
      <text:p text:style-name="P4">3. <text:span text:style-name="T3">date</text:span></text:p>
      <text:p text:style-name="P4">4. <text:span text:style-name="T3">hostname</text:span></text:p>
      <text:p text:style-name="P4">5. <text:span text:style-name="T3">arch</text:span></text:p>
      <text:p text:style-name="P4">6. <text:span text:style-name="T3">uname -a</text:span></text:p>
      <text:p text:style-name="P4">7. <text:span text:style-name="T3">dmesg | more</text:span> (you may need to press <text:span text:style-name="T1">q</text:span> to quit)</text:p>
      <text:p text:style-name="P4">8. <text:span text:style-name="T3">uptime</text:span></text:p>
      <text:p text:style-name="P4">9. <text:span text:style-name="T3">who am i</text:span></text:p>
      <text:p text:style-name="P4">10. <text:span text:style-name="T3">who</text:span></text:p>
      <text:p text:style-name="P4">11. <text:span text:style-name="T3">id</text:span></text:p>
      <text:p text:style-name="P4">12. <text:span text:style-name="T3">last</text:span></text:p>
      <text:p text:style-name="P4">13. <text:span text:style-name="T3">finger</text:span></text:p>
      <text:p text:style-name="P4">14. <text:span text:style-name="T3">w</text:span></text:p>
      <text:p text:style-name="P4">15. <text:span text:style-name="T3">top </text:span>(you may need to press <text:span text:style-name="T1">q</text:span> to quit)</text:p>
      <text:p text:style-name="P4">16. <text:span text:style-name="T3">echo $SHELL</text:span></text:p>
      <text:p text:style-name="P4">17. <text:span text:style-name="T3">echo {con,pre}{sent,fer}{s,ed}</text:span></text:p>
      <text:p text:style-name="P4">18. <text:span text:style-name="T3">man pwd </text:span><text:span text:style-name="T4">&gt; </text:span><text:span text:style-name="T3">pwd-manual.txt</text:span> (What does <text:span text:style-name="T1">&gt;</text:span> do?)</text:p>
      <text:p text:style-name="P4">19. <text:span text:style-name="T3">man ls</text:span> (you may need to press <text:span text:style-name="T1">q</text:span> to quit)</text:p>
      <text:p text:style-name="P4">20. <text:span text:style-name="T3">man who</text:span> (you may need to press <text:span text:style-name="T1">q</text:span> to quit)</text:p>
      <text:p text:style-name="P4">21. <text:span text:style-name="T3">who am i</text:span></text:p>
      <text:p text:style-name="P4">22. <text:span text:style-name="T3">history &amp;&amp; cal 11 2013</text:span> (What does <text:span text:style-name="T1">&amp;&amp; </text:span>do?)</text:p>
      <text:p text:style-name="P4">23. <text:span text:style-name="T3">clear</text:span></text:p>
      <text:p text:style-name="P4">24. <text:span text:style-name="T3">cal 2013</text:span></text:p>
      <text:p text:style-name="P4">25. <text:span text:style-name="T3">cal 9 1752</text:span> (Do you notice anything unusual?)</text:p>
      <text:p text:style-name="P4">26. <text:span text:style-name="T3">bc -l </text:span>(type quit then press Enter or press<text:span text:style-name="T1"> Ctrl-d</text:span> to quit) then type <text:span text:style-name="T3">(10*10+20+5)</text:span></text:p>
      <text:p text:style-name="P4">27. <text:span text:style-name="T3">echo 5+4 | bc -l</text:span></text:p>
      <text:p text:style-name="P4">28. <text:span text:style-name="T3">yes please</text:span> (you may need to press <text:span text:style-name="T1">Ctrl-c</text:span> to quit)</text:p>
      <text:p text:style-name="P4">29. <text:span text:style-name="T3">time sleep</text:span> 5</text:p>
      <text:p text:style-name="P4">30. <text:span text:style-name="T3">mkdir &lt;yoursurname&gt; &amp;&amp; tar -zcvpf &lt;yoursurname&gt;.tar.gz &lt;yoursurname&gt;</text:span></text:p>
      <text:p text:style-name="P4"/>
      <text:p text:style-name="P1"><text:span text:style-name="T1">II. Filesystem (File Hierarchy) Navigation</text:span></text:p>
      <text:p text:style-name="P3"><text:s text:c="4"/>Execute the following commands in order; observe what happens after every command, and </text:p>
      <text:p text:style-name="P3"><text:s text:c="4"/>try to deduce what each command does.</text:p>
      <text:p text:style-name="P4"><text:span text:style-name="T5">a.) </text:span><text:span text:style-name="T6">cd</text:span><text:span text:style-name="T5"><text:tab/><text:tab/>b.) </text:span><text:span text:style-name="T6">pwd</text:span><text:span text:style-name="T5"><text:tab/>c.) </text:span><text:span text:style-name="T6">ls -al<text:tab/><text:tab/>d</text:span><text:span text:style-name="T5">.) </text:span><text:span text:style-name="T6">cd .</text:span><text:span text:style-name="T5"> <text:tab/>e.) </text:span><text:span text:style-name="T6">pwd</text:span><text:span text:style-name="T5"><text:tab/></text:span></text:p>
      <text:p text:style-name="P4"><text:span text:style-name="T5">f.) </text:span><text:span text:style-name="T6">cd ..</text:span><text:span text:style-name="T5"><text:tab/><text:tab/>g.) </text:span><text:span text:style-name="T6">pwd</text:span><text:span text:style-name="T5"><text:tab/>h.) </text:span><text:span text:style-name="T6">ls -al</text:span><text:span text:style-name="T5"><text:tab/><text:tab/>i.) </text:span><text:span text:style-name="T6">cd ..</text:span><text:span text:style-name="T5"><text:tab/>j.) </text:span><text:span text:style-name="T6">pwd</text:span><text:span text:style-name="T5"> <text:tab/></text:span></text:p>
      <text:p text:style-name="P4"><text:span text:style-name="T5">k.) </text:span><text:span text:style-name="T6">ls -al</text:span><text:span text:style-name="T5"><text:tab/><text:tab/>l.) </text:span><text:span text:style-name="T6">cd ..</text:span><text:span text:style-name="T5"><text:tab/>m.) </text:span><text:span text:style-name="T6">pwd</text:span><text:span text:style-name="T5"><text:tab/><text:tab/>n.) </text:span><text:span text:style-name="T6">cd /etc</text:span><text:span text:style-name="T5"> <text:tab/></text:span></text:p>
      <text:p text:style-name="P4"><text:span text:style-name="T5">o.) </text:span><text:span text:style-name="T6">ls -al | more</text:span><text:span text:style-name="T5"><text:tab/><text:tab/>p.)</text:span><text:span text:style-name="T6">cat passwd</text:span><text:span text:style-name="T5"><text:tab/>q.)</text:span><text:span text:style-name="T6">cd -</text:span><text:span text:style-name="T5"><text:tab/>r.)</text:span><text:span text:style-name="T6">pwd</text:span></text:p>
      <text:p text:style-name="P5"/>
      <text:p text:style-name="P5">31) When using the <text:span text:style-name="T3">cd</text:span> command, what does<text:span text:style-name="T1"> .</text:span> (single dot) mean?</text:p>
      <text:p text:style-name="P5"><text:soft-page-break/>32.) How about<text:span text:style-name="T1"> .. </text:span>(double dots)?</text:p>
      <text:p text:style-name="P5">33.) How about <text:span text:style-name="T1">- </text:span>(dash)?</text:p>
      <text:p text:style-name="P5">33.) What does <text:span text:style-name="T3">pwd</text:span> do?</text:p>
      <text:p text:style-name="P5">34.) What does <text:span text:style-name="T3">cat</text:span> do?</text:p>
      <text:p text:style-name="P5">35.) What does the <text:span text:style-name="T1">|</text:span> (pipe) symbol mean?</text:p>
      <text:p text:style-name="P5"/>
      <text:p text:style-name="P5">Continue to explore the filesystem tree using <text:span text:style-name="T3">cd, ls, pwd </text:span>and <text:span text:style-name="T3">cat</text:span>. What is the general </text:p>
      <text:p text:style-name="P5">purpose of each of the following directories?</text:p>
      <text:p text:style-name="P5">36.) /bin</text:p>
      <text:p text:style-name="P5">37.) /usr/bin</text:p>
      <text:p text:style-name="P5">38.) /sbin</text:p>
      <text:p text:style-name="P5">39.) /var/log</text:p>
      <text:p text:style-name="P5">40.) /etc </text:p>
      <text:p text:style-name="P5">This link <text:a xlink:type="simple" xlink:href="http://www.pathname.com/fhs/pub/fhs-2.3.html">http</text:a><text:a xlink:type="simple" xlink:href="http://www.pathname.com/fhs/pub/fhs-2.3.html">://</text:a><text:a xlink:type="simple" xlink:href="http://www.pathname.com/fhs/pub/fhs-2.3.html">www</text:a><text:a xlink:type="simple" xlink:href="http://www.pathname.com/fhs/pub/fhs-2.3.html">.</text:a><text:a xlink:type="simple" xlink:href="http://www.pathname.com/fhs/pub/fhs-2.3.html">pathname</text:a><text:a xlink:type="simple" xlink:href="http://www.pathname.com/fhs/pub/fhs-2.3.html">.</text:a><text:a xlink:type="simple" xlink:href="http://www.pathname.com/fhs/pub/fhs-2.3.html">com</text:a><text:a xlink:type="simple" xlink:href="http://www.pathname.com/fhs/pub/fhs-2.3.html">/</text:a><text:a xlink:type="simple" xlink:href="http://www.pathname.com/fhs/pub/fhs-2.3.html">fhs</text:a><text:a xlink:type="simple" xlink:href="http://www.pathname.com/fhs/pub/fhs-2.3.html">/</text:a><text:a xlink:type="simple" xlink:href="http://www.pathname.com/fhs/pub/fhs-2.3.html">pub</text:a><text:a xlink:type="simple" xlink:href="http://www.pathname.com/fhs/pub/fhs-2.3.html">/</text:a><text:a xlink:type="simple" xlink:href="http://www.pathname.com/fhs/pub/fhs-2.3.html">fhs</text:a><text:a xlink:type="simple" xlink:href="http://www.pathname.com/fhs/pub/fhs-2.3.html">-2.3.</text:a><text:a xlink:type="simple" xlink:href="http://www.pathname.com/fhs/pub/fhs-2.3.html">html</text:a> might help.</text:p>
      <text:p text:style-name="P5"/>
      <text:p text:style-name="P1"><text:s text:c="2"/>What are the commands to do each of the following (executed in order)?</text:p>
      <text:p text:style-name="P5">41.) Change to the home directory of another user directly, using cd ~&lt;<text:span text:style-name="T3">username&gt;.</text:span></text:p>
      <text:p text:style-name="P5">42.) Change back into your home directory.</text:p>
      <text:p text:style-name="P5">43.). Make subdirectories called <text:span text:style-name="T8">work</text:span> and <text:span text:style-name="T8">play</text:span>.</text:p>
      <text:p text:style-name="P5">44.). Delete the subdirectory called <text:span text:style-name="T8">work</text:span>.</text:p>
      <text:p text:style-name="P5">45.). Copy the file /etc/passwd into your home directory.</text:p>
      <text:p text:style-name="P5">46.). Move it into the subdirectory <text:span text:style-name="T8">play</text:span>.</text:p>
      <text:p text:style-name="P5">47.) What is the difference between listing the contents of directory play with <text:span text:style-name="T3">ls -l </text:span>and </text:p>
      <text:p text:style-name="P5"><text:span text:style-name="T3"><text:s text:c="7"/>ls -L</text:span>?</text:p>
      <text:p text:style-name="P5"/>
      <text:p text:style-name="P3"><text:span text:style-name="T1">III. Commands on file permissions, ownership, etc.</text:span></text:p>
      <text:p text:style-name="P5">48.) How would you create and then delete a file called "$SHELL"? Try it.</text:p>
      <text:p text:style-name="P5">49.) How would you create and then delete a file that begins with the symbol #? Try it.</text:p>
      <text:p text:style-name="P5">50.) How would you create and then delete a file that begins with the symbol -? Try it.</text:p>
      <text:p text:style-name="P5">51.) What is the output of the command: <text:span text:style-name="T3">whereis gcc</text:span>?</text:p>
      <text:p text:style-name="P5">52.) Experiment with the options on the <text:span text:style-name="T3">ls</text:span> command. What do the <text:span text:style-name="T3">d,i, R</text:span> and<text:span text:style-name="T3"> F </text:span>options </text:p>
      <text:p text:style-name="P4"><text:s text:c="7"/>do?</text:p>
      <text:p text:style-name="P5">53.) Describe two different ways of setting the permissions on a file or directory to <text:line-break/> <text:s text:c="18"/><text:span text:style-name="T3">r--r--r--</text:span>. What are the two commands?</text:p>
      <text:p text:style-name="P5">54.) Modify the permissions on your home directory to make it completely private to </text:p>
      <text:p text:style-name="P5"><text:s text:c="7"/>yourself. What is the command? Check that other users cannot enter into your </text:p>
      <text:p text:style-name="P5"><text:s text:c="7"/>directory. Put the permissions back to how they were.</text:p>
      <text:p text:style-name="P5">55.) Type <text:span text:style-name="T3">umask 000</text:span> and then create a file called <text:span text:style-name="T8">world.txt</text:span> containing the words "hello </text:p>
      <text:p text:style-name="P5"><text:s text:c="7"/>world". Look at the permissions on the file. What's happened? Now type <text:span text:style-name="T3">umask 022 </text:span></text:p>
      <text:p text:style-name="P5"><text:s text:c="7"/>and create a file called <text:span text:style-name="T8">world2.txt</text:span>. When might this feature be useful?</text:p>
      <text:p text:style-name="P5">56.) Use <text:span text:style-name="T3">find</text:span> to display the names of all files in the /home subdirectory tree. Can you do </text:p>
      <text:p text:style-name="P5"><text:s text:c="7"/>this without displaying errors for files you can't read?</text:p>
      <text:p text:style-name="P5">56.) Use <text:span text:style-name="T3">find </text:span>to display the names of all files in the system that are bigger than 1MB.</text:p>
      <text:p text:style-name="P5">57.) Use <text:span text:style-name="T3">grep </text:span>to isolate the line in /etc/passwd that contains your login details.</text:p>
      <text:p text:style-name="P5">58.) Type <text:span text:style-name="T3">mount</text:span> (with no parameters) and try to interpret the output.<text:line-break/><text:tab/>59.) What is the command to find out how to use <text:span text:style-name="T3">man</text:span>?</text:p>
      <text:p text:style-name="P5"><text:soft-page-break/>60.) What is the general syntax of Linux commands? Interpret each part and give an </text:p>
      <text:p text:style-name="P5"><text:s text:c="7"/>example that is not yet given in the previous items ab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2</meta:editing-cycles>
    <dc:date>2015-01-22T08:20:11.591825297</dc:date>
    <meta:editing-duration>P0D</meta:editing-duration>
    <meta:document-statistic meta:table-count="0" meta:image-count="0" meta:object-count="0" meta:page-count="3" meta:paragraph-count="84" meta:word-count="705" meta:character-count="3845" meta:non-whitespace-character-count="3113"/>
  </office:meta>
</office:document-meta>
</file>